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8.6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Week/Date</text:p>
          </table:table-cell>
          <table:table-cell office:value-type="string">
            <text:p>Activity</text:p>
          </table:table-cell>
          <table:table-cell office:value-type="string">
            <text:p>Hours Taken</text:p>
          </table:table-cell>
        </table:table-row>
        <table:table-row table:style-name="ro1">
          <table:table-cell office:value-type="string">
            <text:p>18.10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19.10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2.10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01.11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9.10.12</text:p>
          </table:table-cell>
          <table:table-cell office:value-type="string">
            <text:p>HTML – get start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5.11.12</text:p>
          </table:table-cell>
          <table:table-cell office:value-type="string">
            <text:p>HTML – second+third commit on GitHu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5.11.12</text:p>
          </table:table-cell>
          <table:table-cell office:value-type="string">
            <text:p>HTML – update HTML to fit in with J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03.12.12</text:p>
          </table:table-cell>
          <table:table-cell office:value-type="string">
            <text:p>Docs for HTML – change of Control for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8.01.13</text:p>
          </table:table-cell>
          <table:table-cell office:value-type="string">
            <text:p>HTML- modify. Modify everyth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9.01.13</text:p>
          </table:table-cell>
          <table:table-cell office:value-type="string">
            <text:p>HTML – modify the layout some mor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NOT INDEXED</text:p>
          </table:table-cell>
          <table:table-cell office:value-type="string">
            <text:p>Git – getting all the accounts + organizing the repo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ll the time</text:p>
          </table:table-cell>
          <table:table-cell office:value-type="string">
            <text:p>Git – teaching others how to use i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OT INDEXED </text:p>
          </table:table-cell>
          <table:table-cell office:value-type="string">
            <text:p>Git – fixing a major issue on Silhab's gi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OT INDEXED</text:p>
          </table:table-cell>
          <table:table-cell office:value-type="string">
            <text:p>Git – fixing Chris's git during a meeting for cod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T INDEXED </text:p>
          </table:table-cell>
          <table:table-cell office:value-type="string">
            <text:p>Git – forcing/encouraging more often commits 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NOT INDEXED</text:p>
          </table:table-cell>
          <table:table-cell office:value-type="string">
            <text:p>Git – breaking own local repo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ll the time</text:p>
          </table:table-cell>
          <table:table-cell office:value-type="string">
            <text:p>Git – general advice/maintenanc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5.11.12</text:p>
          </table:table-cell>
          <table:table-cell office:value-type="string">
            <text:p>CSS – refreshing knowled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.01.13</text:p>
          </table:table-cell>
          <table:table-cell office:value-type="string">
            <text:p>CSS – writing it up properly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.01.13</text:p>
          </table:table-cell>
          <table:table-cell office:value-type="string">
            <text:p>CSS – major fix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.01.13</text:p>
          </table:table-cell>
          <table:table-cell office:value-type="string">
            <text:p>CSS – quick redesign + fix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1.01.13</text:p>
          </table:table-cell>
          <table:table-cell office:value-type="string">
            <text:p>CSS – minor fix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01.02.13</text:p>
          </table:table-cell>
          <table:table-cell office:value-type="string">
            <text:p>CSS – minor fixes/enhancements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0.01.13</text:p>
          </table:table-cell>
          <table:table-cell office:value-type="string">
            <text:p>JS – modifying slightly to better format on page 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31.01.13</text:p>
          </table:table-cell>
          <table:table-cell office:value-type="string">
            <text:p>JS – more tweaks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0.01.13</text:p>
          </table:table-cell>
          <table:table-cell office:value-type="string">
            <text:p>Testing CSS + HTM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1.01.13</text:p>
          </table:table-cell>
          <table:table-cell office:value-type="string">
            <text:p>Testing Functionalit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01.02.13</text:p>
          </table:table-cell>
          <table:table-cell office:value-type="string">
            <text:p>Testing Functiona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01.02.13</text:p>
          </table:table-cell>
          <table:table-cell office:value-type="string">
            <text:p>Writing up JavaDoc for <text:s/>GameServ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1.02.13</text:p>
          </table:table-cell>
          <table:table-cell office:value-type="string">
            <text:p>Writing up README.md fi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ery week</text:p>
          </table:table-cell>
          <table:table-cell office:value-type="string">
            <text:p>Meeting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2:.C39])" office:value-type="float" office:value="83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0:13:18.35</meta:creation-date>
    <dc:date>2013-02-07T10:42:58.78</dc:date>
    <meta:editing-duration>PT8M58S</meta:editing-duration>
    <meta:editing-cycles>1</meta:editing-cycles>
    <meta:generator>LibreOffice/3.6$Windows_x86 LibreOffice_project/2ef5aff-a6fb0ff-166bdff-cf087ad-0f1389</meta:generator>
    <meta:document-statistic meta:table-count="1" meta:cell-count="97" meta:object-count="0"/>
  </office:meta>
</office:document-meta>
</file>